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0.14mm" svg:height="89.88mm" svg:x="141.18mm" svg:y="3.87mm">
            <draw:object draw:notify-on-update-of-ranges="Feuille1.B2:Feuille1.B2 Feuille1.B3:Feuille1.B15 Feuille1.C2:Feuille1.C2 Feuille1.C3:Feuille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itesse de propagation du s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ériau</text:p>
          </table:table-cell>
          <table:table-cell office:value-type="string" calcext:value-type="string">
            <text:p>Célérité en m/s</text:p>
          </table:table-cell>
        </table:table-row>
        <table:table-row table:style-name="ro1">
          <table:table-cell/>
          <table:table-cell office:value-type="string" calcext:value-type="string">
            <text:p>Air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Plomb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string" calcext:value-type="string">
            <text:p>Eau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Tissu mou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Béton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/>
          <table:table-cell office:value-type="string" calcext:value-type="string">
            <text:p>Glace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string" calcext:value-type="string">
            <text:p>Granit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/>
          <table:table-cell office:value-type="string" calcext:value-type="string">
            <text:p>Acier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/>
          <table:table-cell office:value-type="string" calcext:value-type="string">
            <text:p>Verre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/>
          <table:table-cell office:value-type="string" calcext:value-type="string">
            <text:p>Aluminium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/>
          <table:table-cell office:value-type="string" calcext:value-type="string">
            <text:p>Péridotite</text:p>
          </table:table-cell>
          <table:table-cell office:value-type="float" office:value="7700" calcext:value-type="float">
            <text:p>7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9:39:27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2T16:54:15.088652921</meta:creation-date>
    <dc:date>2019-12-03T19:42:45.271000000</dc:date>
    <meta:editing-duration>PT57M21S</meta:editing-duration>
    <meta:editing-cycles>4</meta:editing-cycles>
    <meta:generator>LibreOffice/6.3.1.2$Windows_X86_64 LibreOffice_project/b79626edf0065ac373bd1df5c28bd630b4424273</meta:generator>
    <meta:document-statistic meta:table-count="1" meta:cell-count="2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8.989cm" xlink:href=".." xlink:type="simple" chart:class="chart:bar" chart:style-name="ch1">
        <chart:legend chart:legend-position="end" svg:x="12.847cm" svg:y="4.192cm" style:legend-expansion="high" chart:style-name="ch2"/>
        <chart:plot-area chart:style-name="ch3" table:cell-range-address="Feuille1.B2:Feuille1.C15" chart:data-source-has-labels="both" svg:x="0.32cm" svg:y="0.179cm" svg:width="12.207cm" svg:height="8.631cm">
          <chartooo:coordinate-region svg:x="1.333cm" svg:y="0.179cm" svg:width="11.194cm" svg:height="6.726cm"/>
          <chart:axis chart:dimension="x" chart:name="primary-x" chart:style-name="ch4" chartooo:axis-type="auto">
            <chartooo:date-scale/>
            <chart:categories table:cell-range-address="Feuille1.B3:Feuille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15" chart:label-cell-address="Feuille1.C2:Feuille1.C2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élérité en m/s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ir</text:p>
                <draw:g>
                  <svg:desc>Feuille1.B3:Feuille1.B15</svg:desc>
                </draw:g>
              </table:table-cell>
              <table:table-cell office:value-type="float" office:value="340">
                <text:p>340</text:p>
                <draw:g>
                  <svg:desc>Feuille1.C3:Feuille1.C15</svg:desc>
                </draw:g>
              </table:table-cell>
            </table:table-row>
            <table:table-row>
              <table:table-cell office:value-type="string">
                <text:p>Plomb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Eau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Tissu mou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Béton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Glace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Granit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Acier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Bois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Verre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Aluminium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string">
                <text:p>Péridotite</text:p>
              </table:table-cell>
              <table:table-cell office:value-type="float" office:value="7700">
                <text:p>7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